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<text:a xlink:type="simple" xlink:href="http://www.heise.de/">llo Wor</text:a>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c5000b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01-07T14:20:50.02</meta:creation-date>
    <dc:date>2014-01-10T16:08:44.25</dc:date>
    <dc:creator>Svante Schubert</dc:creator>
    <meta:editing-duration>PT1M3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2" meta:character-count="12"/>
  </office:meta>
</office:document-meta>
</file>